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de" fo:country="DE" officeooo:rsid="00002864" officeooo:paragraph-rsid="00002864"/>
    </style:style>
    <style:style style:name="P2" style:family="paragraph" style:parent-style-name="Table_20_Contents">
      <style:text-properties officeooo:rsid="0005e3e8" officeooo:paragraph-rsid="0005e3e8"/>
    </style:style>
    <style:style style:name="P3" style:family="paragraph" style:parent-style-name="Standard" style:list-style-name="L1">
      <style:text-properties fo:language="de" fo:country="DE" officeooo:rsid="0000a2c5" officeooo:paragraph-rsid="0000a2c5"/>
    </style:style>
    <style:style style:name="P4" style:family="paragraph" style:parent-style-name="Standard" style:list-style-name="L1">
      <style:text-properties fo:language="de" fo:country="DE" officeooo:rsid="00018c35" officeooo:paragraph-rsid="00018c35"/>
    </style:style>
    <style:style style:name="P5" style:family="paragraph" style:parent-style-name="Standard" style:list-style-name="L1">
      <style:text-properties fo:language="de" fo:country="DE" officeooo:rsid="00029d37" officeooo:paragraph-rsid="00029d37"/>
    </style:style>
    <style:style style:name="P6" style:family="paragraph" style:parent-style-name="Standard">
      <style:text-properties fo:language="de" fo:country="DE" officeooo:rsid="00029d37" officeooo:paragraph-rsid="00029d37"/>
    </style:style>
    <style:style style:name="T1" style:family="text">
      <style:text-properties officeooo:rsid="00066e9e"/>
    </style:style>
    <style:style style:name="T2" style:family="text">
      <style:text-properties officeooo:rsid="0007c9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.11.18 Zwei Republiken (Phillip Scheidemann(SPD) – Karl Liebknecht (USPD))</text:p>
      <text:list xml:id="list2153657252" text:style-name="L1">
        <text:list-item>
          <text:p text:style-name="P3">oberste Heeresleitung fordert Kapitulationsverhandlunge</text:p>
        </text:list-item>
        <text:list-item>
          <text:p text:style-name="P3">Kaiser verweigert Abdankung, flieht dann aber nach Holland</text:p>
        </text:list-item>
        <text:list-item>
          <text:p text:style-name="P4">Friedrich Ebert (SPD) wird Reichskanzler</text:p>
        </text:list-item>
        <text:list-item>
          <text:p text:style-name="P5">Parlamentarische Demokratie</text:p>
        </text:list-item>
      </text:list>
      <text:p text:style-name="P6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Septemberprogramm</text:p>
          </table:table-cell>
          <table:table-cell table:style-name="Table1.B1" office:value-type="string">
            <text:p text:style-name="P2">Versailler Vertrag</text:p>
          </table:table-cell>
        </table:table-row>
        <table:table-row>
          <table:table-cell table:style-name="Table1.A6" office:value-type="string">
            <text:p text:style-name="P2">Schwächung der Franzosen</text:p>
          </table:table-cell>
          <table:table-cell table:style-name="Table1.B6" office:value-type="string">
            <text:p text:style-name="P2">Stärkung der Franzosen / <text:span text:style-name="T1">Schwächung Deutschlands durch Entmilitarisierung (Begrenzung der Wehrmacht auf 100.000) <text:s/></text:span></text:p>
          </table:table-cell>
        </table:table-row>
        <table:table-row>
          <table:table-cell table:style-name="Table1.A6" office:value-type="string">
            <text:p text:style-name="P2">Belgien zum Deutschenreich </text:p>
          </table:table-cell>
          <table:table-cell table:style-name="Table1.B6" office:value-type="string">
            <text:p text:style-name="P2">Abtreten von Gebieten an Belgien / <text:span text:style-name="T1">Frankreich / Dänemark / Polen / Tschechien / Litauen</text:span></text:p>
          </table:table-cell>
        </table:table-row>
        <table:table-row>
          <table:table-cell table:style-name="Table1.A6" office:value-type="string">
            <text:p text:style-name="P2">Luxemburg deutscher Bundesstaat</text:p>
          </table:table-cell>
          <table:table-cell table:style-name="Table1.B6" office:value-type="string">
            <text:p text:style-name="P2">Unabhängigkeit Luxemburgs</text:p>
          </table:table-cell>
        </table:table-row>
        <table:table-row>
          <table:table-cell table:style-name="Table1.A6" office:value-type="string">
            <text:p text:style-name="P2">Wirtschaftsverband mit den Staaten</text:p>
          </table:table-cell>
          <table:table-cell table:style-name="Table1.B6" office:value-type="string">
            <text:p text:style-name="P2">Ausschluss aus allen Gremien</text:p>
          </table:table-cell>
        </table:table-row>
        <table:table-row>
          <table:table-cell table:style-name="Table1.A6" office:value-type="string">
            <text:p text:style-name="P2">Kolonialisierung Afrikas</text:p>
          </table:table-cell>
          <table:table-cell table:style-name="Table1.B6" office:value-type="string">
            <text:p text:style-name="P2">Gescheitert – <text:span text:style-name="T2">Abtretung 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10-07T11:38:08.758000000</dc:date>
    <meta:editing-duration>PT1H7M58S</meta:editing-duration>
    <meta:editing-cycles>8</meta:editing-cycles>
    <meta:document-statistic meta:table-count="1" meta:image-count="0" meta:object-count="0" meta:page-count="1" meta:paragraph-count="18" meta:word-count="85" meta:character-count="713" meta:non-whitespace-character-count="642"/>
  </office:meta>
</office:document-meta>
</file>